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7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93cm" draw:z-index="0"><draw:image xlink:href="../../odt/images/0072.png" xlink:type="simple" xlink:show="embed" xlink:actuate="onLoad"/></draw:frame></text:p>
          </table:table-cell>
          <table:table-cell table:style-name="Table1.B1" office:value-type="string">
            <text:h text:style-name="P4" text:outline-level="1">Релейное с зоной нечувствительн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12">C</text:span><text:span text:style-name="T14">и</text:span>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5cm" svg:height="1.431cm" draw:z-index="1"><draw:image xlink:href="../../odt/images/007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7">Блок </text:span><text:span text:style-name="T15">р</text:span><text:span text:style-name="T8">еализует преобразование входных сигналов посредством единой нелинейной статической характеристики типа «релейная неоднозначная </text:span><text:span text:style-name="T15">с зоной нечувствительности</text:span><text:span text:style-name="T8">» </text:span><text:span text:style-name="T11">при различных начальных условиях</text:span><text:span text:style-name="T8"> по следующему алгоритму:</text:span></text:p>
            <text:p text:style-name="P6"><draw:frame draw:style-name="fr2" draw:name="Графический объект3" text:anchor-type="as-char" svg:width="3.254cm" svg:height="2.408cm" draw:z-index="2"><draw:image xlink:href="../../odt/images/0072_static.png" xlink:type="simple" xlink:show="embed" xlink:actuate="onLoad"/></draw:frame></text:p>
            <text:p text:style-name="P6"><text:span text:style-name="T8"><draw:frame draw:style-name="fr3" draw:name="Объект1" text:anchor-type="as-char" svg:width="12.718cm" svg:height="2.80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,</text:span></text:p>
            <text:p text:style-name="P5"><text:span text:style-name="T8">где</text:span><text:span text:style-name="T8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 вектор входных сигналов; </text:span><text:span text:style-name="T8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– вектор </text:span><text:span text:style-name="T15">выходных</text:span><text:span text:style-name="T8"> сигналов;</text:span><text:span text:style-name="T13"><draw:frame draw:style-name="fr3" draw:name="Объект8" text:anchor-type="as-char" svg:width="0.796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3">– </text:span><text:span text:style-name="T15">предыдущий временной шаг интегрирования;</text:span><text:span text:style-name="T8"><draw:frame draw:style-name="fr3" draw:name="Объект4" text:anchor-type="as-char" svg:width="3.424cm" svg:height="0.621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8">– </text:span><text:span text:style-name="T15">параметры статической характеристики</text:span><text:span text:style-name="T8">.</text:span></text:p>
            <text:p text:style-name="P5">При наличии «перехлеста» зон возврата процесс переключения определяется с учетом предыдущего состояния реле.</text:p>
            <text:p text:style-name="P5"><text:span text:style-name="T16">Свойства</text:span>:</text:p>
            <text:list xml:id="list7023934548832361394" text:style-name="L1">
              <text:list-item>
                <text:p text:style-name="P7">Нижняя граница переключения –<draw:frame draw:style-name="fr3" draw:name="Объект5" text:anchor-type="as-char" svg:width="0.63cm" svg:height="0.62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7">Нижняя граница зоны нечувствительности –<draw:frame draw:style-name="fr3" draw:name="Объект6" text:anchor-type="as-char" svg:width="0.64cm" svg:height="0.6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7">Верхняя граница зоны нечувствительности –<draw:frame draw:style-name="fr3" draw:name="Объект7" text:anchor-type="as-char" svg:width="0.609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      </text:list-item>
              <text:list-item>
                <text:p text:style-name="P7">Верхняя граница переключения –<draw:frame draw:style-name="fr3" draw:name="Объект9" text:anchor-type="as-char" svg:width="0.619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7">Нижнее значение функции –<draw:frame draw:style-name="fr3" draw:name="Объект10" text:anchor-type="as-char" svg:width="0.653cm" svg:height="0.6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– минимальное значение на выходе блока.</text:p>
              </text:list-item>
              <text:list-item>
                <text:p text:style-name="P7">Верхнее значение функции –<draw:frame draw:style-name="fr3" draw:name="Объект11" text:anchor-type="as-char" svg:width="0.663cm" svg:height="0.62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– максимальное значение на выходе блока.</text:p>
              </text:list-item>
              <text:list-item>
                <text:p text:style-name="P7">Начальные условия (0;1) – начальное состояние реле: 0 – выключено, 1 – включено.</text:p>
              </text:list-item>
            </text:list>
            <text:p text:style-name="P5"><text:span text:style-name="T9">Примечание:</text:span><text:span text:style-name="T7"> для реализации векторной обработки преобразуемые сигналы </text:span><text:span text:style-name="T7">должны быть «сжаты» в векторный входной сигнал посредством типового блока </text:span><text:span text:style-name="T10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с зоной нечувствительности</dc:title>
    <dc:date>2014-12-01T11:10:36.55</dc:date>
    <meta:generator>OpenOffice/4.1.1$Win32 OpenOffice.org_project/411m6$Build-9775</meta:generator>
    <meta:editing-duration>PT2H15M51S</meta:editing-duration>
    <meta:editing-cycles>57</meta:editing-cycles>
    <meta:document-statistic meta:table-count="1" meta:image-count="3" meta:object-count="11" meta:page-count="1" meta:paragraph-count="20" meta:word-count="173" meta:character-count="1269"/>
  </office:meta>
</office:document-meta>
</file>

<file path=Object 1/content.xml><?xml version="1.0" encoding="utf-8"?>
<math xmlns="http://www.w3.org/1998/Math/MathML">
  <semantics>
    <mrow>
      <msub>
        <mi>a</mi>
        <mn>1,</mn>
      </msub>
      <msub>
        <mi>a</mi>
        <mn>2,</mn>
      </msub>
      <msub>
        <mi>b</mi>
        <mn>1,</mn>
      </msub>
      <msub>
        <mi>b</mi>
        <mn>2,</mn>
      </msub>
      <msub>
        <mi>y</mi>
        <mn>1,</mn>
      </msub>
      <msub>
        <mi>y</mi>
        <mn>2</mn>
      </msub>
    </mrow>
    <annotation encoding="StarMath 5.0">a_1,a_2,b_1,b_2,y_1,y_2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1</mn>
                      </msub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sub>
                        <mi>a</mi>
                        <mn>2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2,</mn>
                      </msub>
                    </mrow>
                    <mi/>
                    <mi mathvariant="italic">или</mi>
                    <mi/>
                    <mi mathvariant="italic">если</mi>
                    <mrow>
                      <msub>
                        <mi>b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b</mi>
                        <mn>2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b</mi>
                        <mn>2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_1 #
alignl 0, ~ если ~ a_2 &lt; x(t) &lt; b_1 #
alignl y(t - %DELTA t), ~ если ~ a_1 &lt;= x(t) &lt;= a_2, ~или~ если b_1 &lt;= x(t) &lt;= b_2 #
alignl y_2, ~ если ~ x(t) &gt; b_2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

<file path=Object 9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